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2cm"/>
    </style:style>
    <style:style style:name="co3" style:family="table-column">
      <style:table-column-properties fo:break-before="auto" style:column-width="3.651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3.226cm"/>
    </style:style>
    <style:style style:name="co7" style:family="table-column">
      <style:table-column-properties fo:break-before="auto" style:column-width="3.459cm"/>
    </style:style>
    <style:style style:name="co8" style:family="table-column">
      <style:table-column-properties fo:break-before="auto" style:column-width="2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4.901cm" svg:height="14.006cm" svg:x="12.051cm" svg:y="1.089cm">
            <draw:object draw:notify-on-update-of-ranges="Hoja1.A2:Hoja1.A37 Hoja1.B1:Hoja1.B1 Hoja1.B2:Hoja1.B37 Hoja1.E1:Hoja1.E1 Hoja1.E2:Hoja1.E37 Hoja1.D1:Hoja1.D1 Hoja1.D2:Hoja1.D37 Hoja1.C1:Hoja1.C1 Hoja1.C2:Hoja1.C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Datos posiblemente erroneos</text:p>
          </table:table-cell>
          <table:table-cell office:value-type="string" calcext:value-type="string">
            <text:p>Estimación de la Asistencia</text:p>
          </table:table-cell>
          <table:table-cell office:value-type="string" calcext:value-type="string">
            <text:p>Datos tras la mejora de la trasparencia</text:p>
          </table:table-cell>
          <table:table-cell office:value-type="string" calcext:value-type="string">
            <text:p>Datos estimados por fuentes externas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92*</text:p>
          </table:table-cell>
          <table:table-cell office:value-type="float" office:value="1147637" calcext:value-type="float">
            <text:p>1147637</text:p>
          </table:table-cell>
          <table:table-cell office:value-type="float" office:value="98176" calcext:value-type="float">
            <text:p>98176</text:p>
          </table:table-cell>
          <table:table-cell/>
          <table:table-cell office:value-type="float" office:value="98176" calcext:value-type="float">
            <text:p>98176</text:p>
          </table:table-cell>
        </table:table-row>
        <table:table-row table:style-name="ro1">
          <table:table-cell office:value-type="string" calcext:value-type="string">
            <text:p>1993*</text:p>
          </table:table-cell>
          <table:table-cell office:value-type="float" office:value="1163419" calcext:value-type="float">
            <text:p>1163419</text:p>
          </table:table-cell>
          <table:table-cell office:value-type="float" office:value="98177" calcext:value-type="float">
            <text:p>98177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office:value-type="float" office:value="98178" calcext:value-type="float">
            <text:p>98178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office:value-type="float" office:value="98179" calcext:value-type="float">
            <text:p>98179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office:value-type="float" office:value="98180" calcext:value-type="float">
            <text:p>98180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office:value-type="float" office:value="98181" calcext:value-type="float">
            <text:p>98181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office:value-type="float" office:value="98182" calcext:value-type="float">
            <text:p>98182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98183" calcext:value-type="float">
            <text:p>98183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98184" calcext:value-type="float">
            <text:p>98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1*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09938" calcext:value-type="float">
            <text:p>109938</text:p>
          </table:table-cell>
          <table:table-cell/>
          <table:table-cell office:value-type="float" office:value="109938" calcext:value-type="float">
            <text:p>10993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109939" calcext:value-type="float">
            <text:p>109939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109940" calcext:value-type="float">
            <text:p>109940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109941" calcext:value-type="float">
            <text:p>109941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109942" calcext:value-type="float">
            <text:p>109942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109943" calcext:value-type="float">
            <text:p>109943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109944" calcext:value-type="float">
            <text:p>109944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109945" calcext:value-type="float">
            <text:p>109945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109946" calcext:value-type="float">
            <text:p>109946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109947" calcext:value-type="float">
            <text:p>109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1*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09938" calcext:value-type="float">
            <text:p>109938</text:p>
          </table:table-cell>
          <table:table-cell/>
          <table:table-cell office:value-type="float" office:value="109938" calcext:value-type="float">
            <text:p>109938</text:p>
          </table:table-cell>
        </table:table-row>
        <table:table-row table:style-name="ro1">
          <table:table-cell office:value-type="string" calcext:value-type="string">
            <text:p>2012*</text:p>
          </table:table-cell>
          <table:table-cell office:value-type="float" office:value="1147637" calcext:value-type="float">
            <text:p>1147637</text:p>
          </table:table-cell>
          <table:table-cell office:value-type="float" office:value="98176" calcext:value-type="float">
            <text:p>98176</text:p>
          </table:table-cell>
          <table:table-cell/>
          <table:table-cell office:value-type="float" office:value="98176" calcext:value-type="float">
            <text:p>98176</text:p>
          </table:table-cell>
        </table:table-row>
        <table:table-row table:style-name="ro1">
          <table:table-cell office:value-type="string" calcext:value-type="string">
            <text:p>2013*</text:p>
          </table:table-cell>
          <table:table-cell office:value-type="float" office:value="1163419" calcext:value-type="float">
            <text:p>1163419</text:p>
          </table:table-cell>
          <table:table-cell office:value-type="float" office:value="98177" calcext:value-type="float">
            <text:p>98177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table:number-columns-repeated="2" office:value-type="float" office:value="72794" calcext:value-type="float">
            <text:p>72794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table:number-columns-repeated="2" office:value-type="float" office:value="107624" calcext:value-type="float">
            <text:p>107624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number-columns-repeated="2" office:value-type="float" office:value="123144" calcext:value-type="float">
            <text:p>123144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  <table:table-cell table:number-columns-repeated="2" office:value-type="float" office:value="170000" calcext:value-type="float">
            <text:p>170000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  <table:table-cell office:value-type="float" office:value="170001" calcext:value-type="float">
            <text:p>170001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/>
          <table:table-cell table:number-columns-repeated="2" office:value-type="float" office:value="188235" calcext:value-type="float">
            <text:p>188235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table:number-columns-repeated="2" office:value-type="float" office:value="74173" calcext:value-type="float">
            <text:p>74173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/>
          <table:table-cell office:value-type="float" office:value="74173" calcext:value-type="float">
            <text:p>74173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/>
          <table:table-cell table:number-columns-repeated="2" office:value-type="float" office:value="170870" calcext:value-type="float">
            <text:p>170870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/>
          <table:table-cell table:number-columns-repeated="2" office:value-type="float" office:value="202540" calcext:value-type="float">
            <text:p>202540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/>
          <table:table-cell table:number-columns-repeated="2" office:value-type="float" office:value="174854" calcext:value-type="float">
            <text:p>174854</text:p>
          </table:table-cell>
          <table:table-cell/>
        </table:table-row>
      </table:table>
      <table:table table:name="Hoja2" table:style-name="ta1">
        <table:shapes>
          <draw:frame draw:z-index="0" draw:style-name="gr1" draw:text-style-name="P1" svg:width="24.957cm" svg:height="14.038cm" svg:x="8.322cm" svg:y="2.531cm">
            <draw:object draw:notify-on-update-of-ranges="Hoja2.B1:Hoja2.M1 Hoja2.A3:Hoja2.A3 Hoja2.B3:Hoja2.M3 Hoja2.A2:Hoja2.A2 Hoja2.B2:Hoja2.M2 Hoja2.A4:Hoja2.A4 Hoja2.B4:Hoja2.M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iosidad</text:p>
          </table:table-cell>
          <table:table-cell office:value-type="string" calcext:value-type="string">
            <text:p>Aprendizaje</text:p>
          </table:table-cell>
          <table:table-cell office:value-type="string" calcext:value-type="string">
            <text:p>Interacción</text:p>
          </table:table-cell>
          <table:table-cell office:value-type="string" calcext:value-type="string">
            <text:p>Entretenimiento</text:p>
          </table:table-cell>
          <table:table-cell office:value-type="string" calcext:value-type="string">
            <text:p>Descubrimiento</text:p>
          </table:table-cell>
          <table:table-cell office:value-type="string" calcext:value-type="string">
            <text:p>Realización Personal</text:p>
          </table:table-cell>
          <table:table-cell office:value-type="string" calcext:value-type="string">
            <text:p>Participación Cultural</text:p>
          </table:table-cell>
          <table:table-cell office:value-type="string" calcext:value-type="string">
            <text:p>Socialización</text:p>
          </table:table-cell>
          <table:table-cell office:value-type="string" calcext:value-type="string">
            <text:p>Disfrute pasivo</text:p>
          </table:table-cell>
          <table:table-cell office:value-type="string" calcext:value-type="string">
            <text:p>Experiencias sin prejuicios</text:p>
          </table:table-cell>
          <table:table-cell office:value-type="string" calcext:value-type="string">
            <text:p>Experiencias significativas</text:p>
          </table:table-cell>
          <table:table-cell office:value-type="string" calcext:value-type="string">
            <text:p>Ocio</text:p>
          </table:table-cell>
        </table:table-row>
        <table:table-row table:style-name="ro1">
          <table:table-cell office:value-type="string" calcext:value-type="string">
            <text:p>Adultos (30-64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óvenes (15-29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dultos Mayores (65+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Hoja3" table:style-name="ta1">
        <table:shapes>
          <draw:frame draw:z-index="0" draw:style-name="gr1" draw:text-style-name="P1" svg:width="19.241cm" svg:height="10.823cm" svg:x="4.9cm" svg:y="6.213cm">
            <draw:object draw:notify-on-update-of-ranges="Hoja3.A1:Hoja3.A1 Hoja3.B1:Hoja3.M1 Hoja3.A2:Hoja3.A2 Hoja3.B2:Hoja3.M2 Hoja3.A4:Hoja3.A4 Hoja3.B4:Hoja3.M4 Hoja3.A5:Hoja3.A5 Hoja3.B5:Hoja3.M5 Hoja3.A6:Hoja3.A6 Hoja3.B6:Hoja3.M6 Hoja3.A7:Hoja3.A7 Hoja3.B7:Hoja3.M7 Hoja3.A8:Hoja3.A8 Hoja3.B8:Hoja3.M8 Hoja3.A3:Hoja3.A3 Hoja3.B3:Hoja3.M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uriosidad</text:p>
          </table:table-cell>
          <table:table-cell office:value-type="string" calcext:value-type="string">
            <text:p>Aprendizaje</text:p>
          </table:table-cell>
          <table:table-cell office:value-type="string" calcext:value-type="string">
            <text:p>Interacción</text:p>
          </table:table-cell>
          <table:table-cell office:value-type="string" calcext:value-type="string">
            <text:p>Entretenimiento</text:p>
          </table:table-cell>
          <table:table-cell office:value-type="string" calcext:value-type="string">
            <text:p>Descubrimiento</text:p>
          </table:table-cell>
          <table:table-cell office:value-type="string" calcext:value-type="string">
            <text:p>Realización Personal</text:p>
          </table:table-cell>
          <table:table-cell office:value-type="string" calcext:value-type="string">
            <text:p>Participación Cultural</text:p>
          </table:table-cell>
          <table:table-cell office:value-type="string" calcext:value-type="string">
            <text:p>Socialización</text:p>
          </table:table-cell>
          <table:table-cell office:value-type="string" calcext:value-type="string">
            <text:p>Disfrute pasivo</text:p>
          </table:table-cell>
          <table:table-cell office:value-type="string" calcext:value-type="string">
            <text:p>Experiencias sin prejuicios</text:p>
          </table:table-cell>
          <table:table-cell office:value-type="string" calcext:value-type="string">
            <text:p>Experiencias significativas</text:p>
          </table:table-cell>
          <table:table-cell office:value-type="string" calcext:value-type="string">
            <text:p>Ocio</text:p>
          </table:table-cell>
        </table:table-row>
        <table:table-row table:style-name="ro1">
          <table:table-cell office:value-type="string" calcext:value-type="string">
            <text:p>Adultos (30-64)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óvenes (15-29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vatares de Artist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fie de Estil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ntas co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ller del Artis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sión por Computad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11:35:10.181164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2T11:53:17.873860000</meta:creation-date>
    <dc:date>2025-06-20T13:59:24.490565500</dc:date>
    <meta:editing-duration>PT23H33M51S</meta:editing-duration>
    <meta:editing-cycles>7</meta:editing-cycles>
    <meta:generator>LibreOffice/25.2.4.3$Windows_X86_64 LibreOffice_project/33e196637044ead23f5c3226cde09b47731f7e27</meta:generator>
    <meta:document-statistic meta:table-count="3" meta:cell-count="250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</office:automatic-styles>
  <office:body>
    <office:chart>
      <chart:chart svg:width="24.958cm" svg:height="14.039cm" xlink:href=".." xlink:type="simple" chart:class="chart:radar" chart:style-name="ch1">
        <chart:title svg:x="7.685cm" svg:y="0.416cm" chart:style-name="ch2">
          <text:p>Motivaciones Principales de Visitas a Museos</text:p>
        </chart:title>
        <chart:subtitle svg:x="10.471cm" svg:y="1.501cm" chart:style-name="ch2">
          <text:p><text:span text:style-name="T1">Por grupo demográfico</text:span></text:p>
        </chart:subtitle>
        <chart:legend chart:legend-position="end" svg:x="19.984cm" svg:y="6.213cm" style:legend-expansion="high" chart:style-name="ch3"/>
        <chart:plot-area chart:style-name="ch4" svg:x="0.499cm" svg:y="2.438cm" svg:width="18.986cm" svg:height="11.321cm">
          <chart:coordinate-region svg:x="4.628cm" svg:y="3.596cm" svg:width="9.006cm" svg:height="9.006cm"/>
          <chart:axis chart:dimension="x" chart:name="primary-x" chart:style-name="ch5" chartooo:axis-type="auto">
            <chartooo:date-scale/>
            <chart:categories table:cell-range-address="Hoja2.B1:Hoja2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B3:Hoja2.M3" chart:label-cell-address="Hoja2.A3:Hoja2.A3" chart:class="chart:radar">
            <chart:data-point chart:repeated="12"/>
          </chart:series>
          <chart:series chart:style-name="ch8" chart:values-cell-range-address="Hoja2.B2:Hoja2.M2" chart:label-cell-address="Hoja2.A2:Hoja2.A2" chart:class="chart:radar">
            <chart:data-point chart:repeated="12"/>
          </chart:series>
          <chart:series chart:style-name="ch9" chart:values-cell-range-address="Hoja2.B4:Hoja2.M4" chart:label-cell-address="Hoja2.A4:Hoja2.A4" chart:class="chart:rad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iosidad</text:p>
                <draw:g>
                  <svg:desc>Hoja2.B1:Hoja2.M1</svg:desc>
                </draw:g>
              </table:table-cell>
              <table:table-cell office:value-type="string">
                <text:p>Aprendizaje</text:p>
              </table:table-cell>
              <table:table-cell office:value-type="string">
                <text:p>Interacción</text:p>
              </table:table-cell>
              <table:table-cell office:value-type="string">
                <text:p>Entretenimiento</text:p>
              </table:table-cell>
              <table:table-cell office:value-type="string">
                <text:p>Descubrimiento</text:p>
              </table:table-cell>
              <table:table-cell office:value-type="string">
                <text:p>Realización Personal</text:p>
              </table:table-cell>
              <table:table-cell office:value-type="string">
                <text:p>Participación Cultural</text:p>
              </table:table-cell>
              <table:table-cell office:value-type="string">
                <text:p>Socialización</text:p>
              </table:table-cell>
              <table:table-cell office:value-type="string">
                <text:p>Disfrute pasivo</text:p>
              </table:table-cell>
              <table:table-cell office:value-type="string">
                <text:p>Experiencias sin prejuicios</text:p>
              </table:table-cell>
              <table:table-cell office:value-type="string">
                <text:p>Experiencias significativas</text:p>
              </table:table-cell>
              <table:table-cell office:value-type="string">
                <text:p>Ocio</text:p>
              </table:table-cell>
            </table:table-row>
          </table:table-header-rows>
          <table:table-rows>
            <table:table-row>
              <table:table-cell office:value-type="string">
                <text:p>Jóvenes (15-29)</text:p>
                <draw:g>
                  <svg:desc>Hoja2.A3:Hoja2.A3</svg:desc>
                </draw:g>
              </table:table-cell>
              <table:table-cell office:value-type="float" office:value="2">
                <text:p>2</text:p>
                <draw:g>
                  <svg:desc>Hoja2.B3:Hoja2.M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dultos (30-64)</text:p>
                <draw:g>
                  <svg:desc>Hoja2.A2:Hoja2.A2</svg:desc>
                </draw:g>
              </table:table-cell>
              <table:table-cell office:value-type="float" office:value="2">
                <text:p>2</text:p>
                <draw:g>
                  <svg:desc>Hoja2.B2:Hoja2.M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ultos Mayores (65+)</text:p>
                <draw:g>
                  <svg:desc>Hoja2.A4:Hoja2.A4</svg:desc>
                </draw:g>
              </table:table-cell>
              <table:table-cell office:value-type="float" office:value="1">
                <text:p>1</text:p>
                <draw:g>
                  <svg:desc>Hoja2.B4:Hoja2.M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4.902cm" svg:height="14.007cm" xlink:href=".." xlink:type="simple" chart:class="chart:bar" chart:style-name="ch1">
        <chart:title svg:x="8.279cm" svg:y="0.416cm" chart:style-name="ch2">
          <text:p>Análisis Histórico de las Visitas al IVAM</text:p>
        </chart:title>
        <chart:legend chart:legend-position="end" svg:x="17.378cm" svg:y="5.945cm" style:legend-expansion="high" chart:style-name="ch3"/>
        <chart:plot-area chart:style-name="ch4" svg:x="1.499cm" svg:y="1.501cm" svg:width="15.381cm" svg:height="11.255cm">
          <chart:coordinate-region svg:x="3.151cm" svg:y="1.703cm" svg:width="13.729cm" svg:height="9.852cm"/>
          <chart:axis chart:dimension="x" chart:name="primary-x" chart:style-name="ch5" chartooo:axis-type="auto">
            <chartooo:date-scale/>
            <chart:title svg:x="8.849cm" svg:y="13.036cm" chart:style-name="ch2">
              <text:p><text:span text:style-name="T1">Año</text:span></text:p>
            </chart:title>
            <chart:categories table:cell-range-address="Hoja1.A2:Hoja1.A37"/>
          </chart:axis>
          <chart:axis chart:dimension="y" chart:name="primary-y" chart:style-name="ch6">
            <chart:title svg:x="0.451cm" svg:y="8.703cm" chart:style-name="ch7">
              <text:p><text:span text:style-name="T1">Número de Visitantes</text:span></text:p>
            </chart:title>
            <chart:grid chart:style-name="ch8" chart:class="major"/>
          </chart:axis>
          <chart:series chart:style-name="ch9" chart:values-cell-range-address="Hoja1.B2:Hoja1.B37" chart:label-cell-address="Hoja1.B1:Hoja1.B1" chart:class="chart:bar">
            <chart:data-point chart:repeated="36"/>
          </chart:series>
          <chart:series chart:style-name="ch10" chart:values-cell-range-address="Hoja1.E2:Hoja1.E37" chart:label-cell-address="Hoja1.E1:Hoja1.E1" chart:class="chart:bar">
            <chart:data-point chart:repeated="36"/>
          </chart:series>
          <chart:series chart:style-name="ch11" chart:values-cell-range-address="Hoja1.D2:Hoja1.D37" chart:label-cell-address="Hoja1.D1:Hoja1.D1" chart:class="chart:bar">
            <chart:data-point chart:repeated="36"/>
          </chart:series>
          <chart:series chart:style-name="ch12" chart:values-cell-range-address="Hoja1.C2:Hoja1.C37" chart:label-cell-address="Hoja1.C1:Hoja1.C1" chart:class="chart:line">
            <chart:data-point chart:repeated="3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os posiblemente erroneos</text:p>
                <draw:g>
                  <svg:desc>Hoja1.B1:Hoja1.B1</svg:desc>
                </draw:g>
              </table:table-cell>
              <table:table-cell office:value-type="string">
                <text:p>Datos estimados por fuentes externas</text:p>
                <draw:g>
                  <svg:desc>Hoja1.E1:Hoja1.E1</svg:desc>
                </draw:g>
              </table:table-cell>
              <table:table-cell office:value-type="string">
                <text:p>Datos tras la mejora de la trasparencia</text:p>
                <draw:g>
                  <svg:desc>Hoja1.D1:Hoja1.D1</svg:desc>
                </draw:g>
              </table:table-cell>
              <table:table-cell office:value-type="string">
                <text:p>Estimación de la Asistencia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989">
                <text:p>1989</text:p>
                <draw:g>
                  <svg:desc>Hoja1.A2:Hoja1.A37</svg:desc>
                </draw:g>
              </table:table-cell>
              <table:table-cell office:value-type="float" office:value="NaN">
                <text:p>NaN</text:p>
                <draw:g>
                  <svg:desc>Hoja1.B2:Hoja1.B37</svg:desc>
                </draw:g>
              </table:table-cell>
              <table:table-cell office:value-type="float" office:value="NaN">
                <text:p>NaN</text:p>
                <draw:g>
                  <svg:desc>Hoja1.E2:Hoja1.E37</svg:desc>
                </draw:g>
              </table:table-cell>
              <table:table-cell office:value-type="float" office:value="NaN">
                <text:p>NaN</text:p>
                <draw:g>
                  <svg:desc>Hoja1.D2:Hoja1.D37</svg:desc>
                </draw:g>
              </table:table-cell>
              <table:table-cell office:value-type="float" office:value="30000">
                <text:p>30000</text:p>
                <draw:g>
                  <svg:desc>Hoja1.C2:Hoja1.C37</svg:desc>
                </draw:g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00">
                <text:p>70000</text:p>
              </table:table-cell>
            </table:table-row>
            <table:table-row>
              <table:table-cell office:value-type="string">
                <text:p>1992*</text:p>
              </table:table-cell>
              <table:table-cell office:value-type="float" office:value="1147637">
                <text:p>1147637</text:p>
              </table:table-cell>
              <table:table-cell office:value-type="float" office:value="98176">
                <text:p>98176</text:p>
              </table:table-cell>
              <table:table-cell office:value-type="float" office:value="NaN">
                <text:p>NaN</text:p>
              </table:table-cell>
              <table:table-cell office:value-type="float" office:value="98176">
                <text:p>98176</text:p>
              </table:table-cell>
            </table:table-row>
            <table:table-row>
              <table:table-cell office:value-type="string">
                <text:p>1993*</text:p>
              </table:table-cell>
              <table:table-cell office:value-type="float" office:value="1163419">
                <text:p>116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77">
                <text:p>9817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78">
                <text:p>9817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79">
                <text:p>9817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80">
                <text:p>9818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81">
                <text:p>9818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82">
                <text:p>9818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83">
                <text:p>9818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84">
                <text:p>98184</text:p>
              </table:table-cell>
            </table:table-row>
            <table:table-row>
              <table:table-cell office:value-type="string">
                <text:p>2001*</text:p>
              </table:table-cell>
              <table:table-cell office:value-type="float" office:value="1100000">
                <text:p>1100000</text:p>
              </table:table-cell>
              <table:table-cell office:value-type="float" office:value="109938">
                <text:p>109938</text:p>
              </table:table-cell>
              <table:table-cell office:value-type="float" office:value="NaN">
                <text:p>NaN</text:p>
              </table:table-cell>
              <table:table-cell office:value-type="float" office:value="109938">
                <text:p>10993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39">
                <text:p>10993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0">
                <text:p>109940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1">
                <text:p>10994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2">
                <text:p>10994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3">
                <text:p>10994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4">
                <text:p>10994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5">
                <text:p>10994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6">
                <text:p>10994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947">
                <text:p>109947</text:p>
              </table:table-cell>
            </table:table-row>
            <table:table-row>
              <table:table-cell office:value-type="string">
                <text:p>2011*</text:p>
              </table:table-cell>
              <table:table-cell office:value-type="float" office:value="1100000">
                <text:p>1100000</text:p>
              </table:table-cell>
              <table:table-cell office:value-type="float" office:value="109938">
                <text:p>109938</text:p>
              </table:table-cell>
              <table:table-cell office:value-type="float" office:value="NaN">
                <text:p>NaN</text:p>
              </table:table-cell>
              <table:table-cell office:value-type="float" office:value="109938">
                <text:p>109938</text:p>
              </table:table-cell>
            </table:table-row>
            <table:table-row>
              <table:table-cell office:value-type="string">
                <text:p>2012*</text:p>
              </table:table-cell>
              <table:table-cell office:value-type="float" office:value="1147637">
                <text:p>1147637</text:p>
              </table:table-cell>
              <table:table-cell office:value-type="float" office:value="98176">
                <text:p>98176</text:p>
              </table:table-cell>
              <table:table-cell office:value-type="float" office:value="NaN">
                <text:p>NaN</text:p>
              </table:table-cell>
              <table:table-cell office:value-type="float" office:value="98176">
                <text:p>98176</text:p>
              </table:table-cell>
            </table:table-row>
            <table:table-row>
              <table:table-cell office:value-type="string">
                <text:p>2013*</text:p>
              </table:table-cell>
              <table:table-cell office:value-type="float" office:value="1163419">
                <text:p>1163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177">
                <text:p>9817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94">
                <text:p>72794</text:p>
              </table:table-cell>
              <table:table-cell office:value-type="float" office:value="72794">
                <text:p>7279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624">
                <text:p>107624</text:p>
              </table:table-cell>
              <table:table-cell office:value-type="float" office:value="107624">
                <text:p>10762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144">
                <text:p>123144</text:p>
              </table:table-cell>
              <table:table-cell office:value-type="float" office:value="123144">
                <text:p>1231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0">
                <text:p>170000</text:p>
              </table:table-cell>
              <table:table-cell office:value-type="float" office:value="170000">
                <text:p>170000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001">
                <text:p>170001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235">
                <text:p>188235</text:p>
              </table:table-cell>
              <table:table-cell office:value-type="float" office:value="188235">
                <text:p>18823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73">
                <text:p>74173</text:p>
              </table:table-cell>
              <table:table-cell office:value-type="float" office:value="74173">
                <text:p>74173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73">
                <text:p>7417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870">
                <text:p>170870</text:p>
              </table:table-cell>
              <table:table-cell office:value-type="float" office:value="170870">
                <text:p>170870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540">
                <text:p>202540</text:p>
              </table:table-cell>
              <table:table-cell office:value-type="float" office:value="202540">
                <text:p>202540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854">
                <text:p>174854</text:p>
              </table:table-cell>
              <table:table-cell office:value-type="float" office:value="174854">
                <text:p>174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42cm" svg:height="10.824cm" xlink:href=".." xlink:type="simple" chart:class="chart:radar" chart:style-name="ch1">
        <chart:title svg:x="5.798cm" svg:y="0.352cm" chart:style-name="ch2">
          <text:p>Comparativa Motivación/Propuestas</text:p>
        </chart:title>
        <chart:legend chart:legend-position="end" svg:x="14.218cm" svg:y="3.598cm" style:legend-expansion="high" chart:style-name="ch3"/>
        <chart:plot-area chart:style-name="ch4" svg:x="0.384cm" svg:y="1.373cm" svg:width="13.45cm" svg:height="9.235cm">
          <chart:coordinate-region svg:x="3.52cm" svg:y="3.262cm" svg:width="5.457cm" svg:height="5.457cm"/>
          <chart:axis chart:dimension="x" chart:name="primary-x" chart:style-name="ch5" chartooo:axis-type="auto">
            <chartooo:date-scale/>
            <chart:categories table:cell-range-address="Hoja3.B1:Hoja3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B2:Hoja3.M2" chart:label-cell-address="Hoja3.A2:Hoja3.A2" chart:class="chart:radar">
            <chart:data-point chart:repeated="12"/>
          </chart:series>
          <chart:series chart:style-name="ch8" chart:values-cell-range-address="Hoja3.B4:Hoja3.M4" chart:label-cell-address="Hoja3.A4:Hoja3.A4" chart:class="chart:radar">
            <chart:data-point chart:repeated="12"/>
          </chart:series>
          <chart:series chart:style-name="ch9" chart:values-cell-range-address="Hoja3.B5:Hoja3.M5" chart:label-cell-address="Hoja3.A5:Hoja3.A5" chart:class="chart:radar">
            <chart:data-point chart:repeated="12"/>
          </chart:series>
          <chart:series chart:style-name="ch10" chart:values-cell-range-address="Hoja3.B6:Hoja3.M6" chart:label-cell-address="Hoja3.A6:Hoja3.A6" chart:class="chart:radar">
            <chart:data-point chart:repeated="12"/>
          </chart:series>
          <chart:series chart:style-name="ch11" chart:values-cell-range-address="Hoja3.B7:Hoja3.M7" chart:label-cell-address="Hoja3.A7:Hoja3.A7" chart:class="chart:radar">
            <chart:data-point chart:repeated="12"/>
          </chart:series>
          <chart:series chart:style-name="ch12" chart:values-cell-range-address="Hoja3.B8:Hoja3.M8" chart:label-cell-address="Hoja3.A8:Hoja3.A8" chart:class="chart:radar">
            <chart:data-point chart:repeated="12"/>
          </chart:series>
          <chart:series chart:style-name="ch13" chart:values-cell-range-address="Hoja3.B3:Hoja3.M3" chart:label-cell-address="Hoja3.A3:Hoja3.A3" chart:class="chart:rada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riosidad</text:p>
                <draw:g>
                  <svg:desc>Hoja3.B1:Hoja3.M1</svg:desc>
                </draw:g>
              </table:table-cell>
              <table:table-cell office:value-type="string">
                <text:p>Aprendizaje</text:p>
              </table:table-cell>
              <table:table-cell office:value-type="string">
                <text:p>Interacción</text:p>
              </table:table-cell>
              <table:table-cell office:value-type="string">
                <text:p>Entretenimiento</text:p>
              </table:table-cell>
              <table:table-cell office:value-type="string">
                <text:p>Descubrimiento</text:p>
              </table:table-cell>
              <table:table-cell office:value-type="string">
                <text:p>Realización Personal</text:p>
              </table:table-cell>
              <table:table-cell office:value-type="string">
                <text:p>Participación Cultural</text:p>
              </table:table-cell>
              <table:table-cell office:value-type="string">
                <text:p>Socialización</text:p>
              </table:table-cell>
              <table:table-cell office:value-type="string">
                <text:p>Disfrute pasivo</text:p>
              </table:table-cell>
              <table:table-cell office:value-type="string">
                <text:p>Experiencias sin prejuicios</text:p>
              </table:table-cell>
              <table:table-cell office:value-type="string">
                <text:p>Experiencias significativas</text:p>
              </table:table-cell>
              <table:table-cell office:value-type="string">
                <text:p>Ocio</text:p>
              </table:table-cell>
            </table:table-row>
          </table:table-header-rows>
          <table:table-rows>
            <table:table-row>
              <table:table-cell office:value-type="string">
                <text:p>Adultos (30-64)</text:p>
                <draw:g>
                  <svg:desc>Hoja3.A2:Hoja3.A2</svg:desc>
                </draw:g>
              </table:table-cell>
              <table:table-cell office:value-type="float" office:value="2">
                <text:p>2</text:p>
                <draw:g>
                  <svg:desc>Hoja3.B2:Hoja3.M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vatares de Artista</text:p>
                <draw:g>
                  <svg:desc>Hoja3.A4:Hoja3.A4</svg:desc>
                </draw:g>
              </table:table-cell>
              <table:table-cell office:value-type="float" office:value="2">
                <text:p>2</text:p>
                <draw:g>
                  <svg:desc>Hoja3.B4:Hoja3.M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lfie de Estilos</text:p>
                <draw:g>
                  <svg:desc>Hoja3.A5:Hoja3.A5</svg:desc>
                </draw:g>
              </table:table-cell>
              <table:table-cell office:value-type="float" office:value="2">
                <text:p>2</text:p>
                <draw:g>
                  <svg:desc>Hoja3.B5:Hoja3.M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intas como</text:p>
                <draw:g>
                  <svg:desc>Hoja3.A6:Hoja3.A6</svg:desc>
                </draw:g>
              </table:table-cell>
              <table:table-cell office:value-type="float" office:value="2">
                <text:p>2</text:p>
                <draw:g>
                  <svg:desc>Hoja3.B6:Hoja3.M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ller del Artista</text:p>
                <draw:g>
                  <svg:desc>Hoja3.A7:Hoja3.A7</svg:desc>
                </draw:g>
              </table:table-cell>
              <table:table-cell office:value-type="float" office:value="3">
                <text:p>3</text:p>
                <draw:g>
                  <svg:desc>Hoja3.B7:Hoja3.M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isión por Computador</text:p>
                <draw:g>
                  <svg:desc>Hoja3.A8:Hoja3.A8</svg:desc>
                </draw:g>
              </table:table-cell>
              <table:table-cell office:value-type="float" office:value="1">
                <text:p>1</text:p>
                <draw:g>
                  <svg:desc>Hoja3.B8:Hoja3.M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óvenes (15-29)</text:p>
                <draw:g>
                  <svg:desc>Hoja3.A3:Hoja3.A3</svg:desc>
                </draw:g>
              </table:table-cell>
              <table:table-cell office:value-type="float" office:value="2">
                <text:p>2</text:p>
                <draw:g>
                  <svg:desc>Hoja3.B3:Hoja3.M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